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810864" calcext:value-type="float">
            <text:p>333.8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3656" calcext:value-type="float">
            <text:p>334.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7.7056" calcext:value-type="float">
            <text:p>387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0.4488" calcext:value-type="float">
            <text:p>390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9.8392" calcext:value-type="float">
            <text:p>389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2.2192" calcext:value-type="float">
            <text:p>382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9.19912" calcext:value-type="float">
            <text:p>389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201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6.3696" calcext:value-type="float">
            <text:p>366.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201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5744" calcext:value-type="float">
            <text:p>328.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201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6.428" calcext:value-type="float">
            <text:p>376.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200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2.7704" calcext:value-type="float">
            <text:p>372.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2.1608" calcext:value-type="float">
            <text:p>372.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200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4.4824" calcext:value-type="float">
            <text:p>354.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200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4992" calcext:value-type="float">
            <text:p>336.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200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7.472" calcext:value-type="float">
            <text:p>347.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200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4.7872" calcext:value-type="float">
            <text:p>354.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199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312" calcext:value-type="float">
            <text:p>325.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199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516" calcext:value-type="float">
            <text:p>318.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4304" calcext:value-type="float">
            <text:p>319.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5848" calcext:value-type="float">
            <text:p>335.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056" calcext:value-type="float">
            <text:p>311.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488" calcext:value-type="float">
            <text:p>314.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199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4576" calcext:value-type="float">
            <text:p>308.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372" calcext:value-type="float">
            <text:p>309.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198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4576" calcext:value-type="float">
            <text:p>308.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198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036" calcext:value-type="float">
            <text:p>288.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198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8856" calcext:value-type="float">
            <text:p>303.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9507</text:p>
          </table:table-cell>
          <table:table-cell office:value-type="string" calcext:value-type="string">
            <text:p>198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0256" calcext:value-type="float">
            <text:p>281.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